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2.302cm" style:rel-column-width="7939*"/>
    </style:style>
    <style:style style:name="Tableau1.B" style:family="table-column">
      <style:table-column-properties style:column-width="3.201cm" style:rel-column-width="11042*"/>
    </style:style>
    <style:style style:name="Tableau1.C" style:family="table-column">
      <style:table-column-properties style:column-width="13.497cm" style:rel-column-width="46554*"/>
    </style:style>
    <style:style style:name="Tableau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eeeeee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officeooo:paragraph-rsid="02a47d55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2a47d55" officeooo:paragraph-rsid="02a47d55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2a1a675" officeooo:paragraph-rsid="02a1a675" style:font-weight-asian="bold" style:font-weight-complex="bold"/>
    </style:style>
    <style:style style:name="P7" style:family="paragraph" style:parent-style-name="Header">
      <style:text-properties officeooo:paragraph-rsid="02acca41"/>
    </style:style>
    <style:style style:name="P8" style:family="paragraph" style:parent-style-name="Standard">
      <style:text-properties fo:font-size="4pt" officeooo:paragraph-rsid="0007d180" style:font-size-asian="3.5pt" style:font-size-complex="4pt"/>
    </style:style>
    <style:style style:name="P9" style:family="paragraph" style:parent-style-name="Standard">
      <style:text-properties officeooo:paragraph-rsid="01893ae1"/>
    </style:style>
    <style:style style:name="P10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11" style:family="paragraph" style:parent-style-name="Standard">
      <style:paragraph-properties fo:text-align="center" style:justify-single-word="false" style:shadow="none">
        <style:tab-stops/>
      </style:paragraph-properties>
      <style:text-properties officeooo:rsid="0246551f" officeooo:paragraph-rsid="028ec442"/>
    </style:style>
    <style:style style:name="P12" style:family="paragraph" style:parent-style-name="Text_20_body">
      <style:text-properties officeooo:paragraph-rsid="0182aac9"/>
    </style:style>
    <style:style style:name="P13" style:family="paragraph" style:parent-style-name="Text_20_body">
      <style:text-properties officeooo:paragraph-rsid="01a4d5e9"/>
    </style:style>
    <style:style style:name="P14" style:family="paragraph" style:parent-style-name="Text_20_body">
      <style:text-properties officeooo:paragraph-rsid="02539f76"/>
    </style:style>
    <style:style style:name="P15" style:family="paragraph" style:parent-style-name="Text_20_body" style:master-page-name="">
      <style:paragraph-properties style:page-number="auto" fo:break-after="page"/>
      <style:text-properties officeooo:paragraph-rsid="02539f76"/>
    </style:style>
    <style:style style:name="P1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P17" style:family="paragraph" style:parent-style-name="Heading_20_2">
      <style:paragraph-properties fo:text-align="center" style:justify-single-word="false"/>
      <style:text-properties style:font-name="Arial1" fo:font-size="16pt" style:font-size-asian="16pt" style:font-size-complex="16pt"/>
    </style:style>
    <style:style style:name="T1" style:family="text">
      <style:text-properties style:font-name="Arial1" fo:font-size="11pt" officeooo:rsid="00d2f3b4" style:font-size-asian="11pt" style:font-size-complex="11pt"/>
    </style:style>
    <style:style style:name="T2" style:family="text">
      <style:text-properties style:font-name="Arial1" fo:font-size="11pt" officeooo:rsid="00daa6d0" style:font-size-asian="11pt" style:font-size-complex="11pt"/>
    </style:style>
    <style:style style:name="T3" style:family="text">
      <style:text-properties officeooo:rsid="00d936c0"/>
    </style:style>
    <style:style style:name="T4" style:family="text">
      <style:text-properties officeooo:rsid="01a34143"/>
    </style:style>
    <style:style style:name="T5" style:family="text">
      <style:text-properties officeooo:rsid="01a4d5e9"/>
    </style:style>
    <style:style style:name="T6" style:family="text">
      <style:text-properties officeooo:rsid="02855f40"/>
    </style:style>
    <style:style style:name="T7" style:family="text">
      <style:text-properties officeooo:rsid="029f2b91"/>
    </style:style>
    <style:style style:name="T8" style:family="text">
      <style:text-properties officeooo:rsid="02a1a675"/>
    </style:style>
    <style:style style:name="T9" style:family="text">
      <style:text-properties officeooo:rsid="02a2f514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[Customer Ref]" text:name="py3o.o.commercial_partner_id.ref"/>
        <text:user-field-decl office:value-type="string" office:string-value="[Customer VAT Number]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[payment_term_id.name]" text:name="py3o.o.payment_term_id.name"/>
        <text:user-field-decl office:value-type="string" office:string-value="Incoterms" text:name="py3o.o.incoterms_id.display_name"/>
        <text:user-field-decl office:value-type="string" office:string-value="User Name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Arrival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[client_order_ref]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[incoterm.name]" text:name="py3o.o.incoterm.name"/>
        <text:user-field-decl office:value-type="string" office:string-value="Order Line Description" text:name="py3o.nameline"/>
        <text:user-field-decl office:value-type="string" office:string-value="[IBAN]" text:name="py3o.o.payment_mode_id.fixed_journal_id.bank_account_id.acc_number"/>
        <text:user-field-decl office:value-type="string" office:string-value="[BIC]" text:name="py3o.o.payment_mode_id.fixed_journal_id.bank_account_id.bank_id.bic"/>
        <text:user-field-decl office:value-type="string" office:string-value="[Bank Name]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[Customer Ref Label]" text:name="py3o.customer_ref_label"/>
        <text:user-field-decl office:value-type="string" office:string-value="[Customer VAT Label]" text:name="py3o.customer_vat_label"/>
        <text:user-field-decl office:value-type="string" office:string-value="[Bank Label]" text:name="py3o.bank_label"/>
        <text:user-field-decl office:value-type="string" office:string-value="tax_label" text:name="py3o.tax_label"/>
        <text:user-field-decl office:value-type="string" office:string-value="Product Display Name" text:name="py3o.o.product_id.display_name"/>
        <text:user-field-decl office:value-type="string" office:string-value="Production Name" text:name="py3o.l.production_id.name"/>
        <text:user-field-decl office:value-type="string" office:string-value="Partner Name" text:name="py3o.l.commercial_partner_id.name_title"/>
        <text:user-field-decl office:value-type="string" office:string-value="Ochard Display Name" text:name="py3o.l.ochard_id.display_name"/>
        <text:user-field-decl office:value-type="string" office:string-value="Olive Variant" text:name="py3o.l.variant_id.display_name"/>
        <text:user-field-decl office:value-type="string" office:string-value="Partner Name" text:name="py3o.partner.name"/>
        <text:user-field-decl office:value-type="string" office:string-value="Oil Product Code" text:name="py3o.l.oil_product_id.default_code"/>
        <text:user-field-decl office:value-type="string" office:string-value="Product UoM" text:name="py3o.o.product_id.uom_id.name"/>
        <text:user-field-decl office:value-type="string" office:string-value="Oil Product Name" text:name="py3o.o.oil_product_id.name"/>
        <text:user-field-decl office:value-type="string" office:string-value="Partner Display Name" text:name="py3o.o.partner_id.display_name"/>
        <text:user-field-decl office:value-type="string" office:string-value="Arrival Line Name" text:name="py3o.o.arrival_line_id.name"/>
        <text:user-field-decl office:value-type="string" office:string-value="Production Name" text:name="py3o.o.production_id.name"/>
        <text:user-field-decl office:value-type="string" office:string-value="Instrument" text:name="py3o.l.instrument"/>
        <text:user-field-decl office:value-type="string" office:string-value="Precision" text:name="py3o.l.precision"/>
        <text:user-field-decl office:value-type="string" office:string-value="Product Name" text:name="py3o.l.product_id.name"/>
        <text:user-field-decl office:value-type="string" office:string-value="Result String" text:name="py3o.l.result_string"/>
        <text:user-field-decl office:value-type="string" office:string-value="UoM" text:name="py3o.l.uom"/>
        <text:user-field-decl office:value-type="string" office:string-value="User Name Title" text:name="py3o.o.user_id.name_title"/>
        <text:user-field-decl office:value-type="string" office:string-value="Variant Name" text:name="py3o.o.arrival_line_id.variant_id.name"/>
        <text:user-field-decl office:value-type="string" office:string-value="Ochard Display Name" text:name="py3o.o.ochard_id.display_name"/>
        <text:user-field-decl office:value-type="string" office:string-value="Ochard Display Name" text:name="py3o.o.arrival_line_id.ochard_id.display_name"/>
        <text:user-field-decl office:value-type="string" office:string-value="Execution User Name Title" text:name="py3o.o.execution_user_id.partner_id.name_title"/>
        <text:user-field-decl office:value-type="string" office:string-value="Location Name" text:name="py3o.o.location_id.name"/>
        <text:user-field-decl office:value-type="string" office:string-value="Season Name" text:name="py3o.o.season_id.name"/>
        <text:user-field-decl office:value-type="string" office:string-value="Lot Display Name" text:name="py3o.o.lot_id.display_name"/>
        <text:user-field-decl office:value-type="string" office:string-value="Partner Name Title" text:name="py3o.l.partner_id.name_title"/>
        <text:user-field-decl office:value-type="string" office:string-value="Display Calendar Label" text:name="py3o.l.display_calendar_label"/>
      </text:user-field-decls>
      <text:p text:style-name="P16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10"><text:a xlink:type="simple" xlink:href="py3o://with=%22lang=user.partner_id.lang%20or%20'en_US'%22" text:style-name="Internet_20_link" text:visited-style-name="Visited_20_Internet_20_Link"><text:span text:style-name="T6">with="lang=user.partner_id.lang or 'en_US'"</text:span></text:a></text:p>
      <text:p text:style-name="P9"><text:a xlink:type="simple" xlink:href="py3o://with=%22o=obj.with_context(lang=lang)%22" text:style-name="Internet_20_link" text:visited-style-name="Visited_20_Internet_20_Link"><text:span text:style-name="T3">with="o=obj.with_context(lang=lang)"</text:span></text:a></text:p>
      <text:p text:style-name="P10"><text:a xlink:type="simple" xlink:href="py3o://function=%22setLang(lang)%22" text:style-name="Internet_20_link" text:visited-style-name="Visited_20_Internet_20_Link"><text:span text:style-name="T2">function="setLang(lang)"</text:span></text:a></text:p>
      <text:h text:style-name="P17" text:outline-level="2"><text:span text:style-name="T7">Rendez-vous du </text:span><text:span text:style-name="T7"><text:text-input text:description="py3o://function=&quot;formatLang(o.date, date=True)&quot;">[Date]</text:text-input></text:span></text:h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Heure</text:p>
          </table:table-cell>
          <table:table-cell table:style-name="Tableau1.A1" office:value-type="string">
            <text:p text:style-name="P5">Type</text:p>
          </table:table-cell>
          <table:table-cell table:style-name="Tableau1.C1" office:value-type="string">
            <text:p text:style-name="P6">Objet</text:p>
          </table:table-cell>
        </table:table-row>
        <table:table-row>
          <table:table-cell table:style-name="Tableau1.A4" office:value-type="string">
            <text:p text:style-name="P2"><text:a xlink:type="simple" xlink:href="py3o://for=%22l%20in%20o.report_get_appointments()%22" text:style-name="Internet_20_link" text:visited-style-name="Visited_20_Internet_20_Link"><text:span text:style-name="T9">for="l in o.report_get_appointments()"</text:span></text:a></text:p>
          </table:table-cell>
          <table:table-cell table:style-name="Tableau1.B2" office:value-type="string">
            <text:p text:style-name="P2"/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4" office:value-type="string">
            <text:p text:style-name="P4"><text:text-input text:description="py3o://function=&quot;l.report_show_timeslot()&quot;">[l.report_show_timeslot()]</text:text-input></text:p>
          </table:table-cell>
          <table:table-cell table:style-name="Tableau1.B3" office:value-type="string">
            <text:p text:style-name="P3"><text:text-input text:description="py3o://function=&quot;l.appointment_type and dict(l.fields_get('appointment_type', 'selection')['appointment_type']['selection'])[l.appointment_type] or 'False'&quot;">[l.appointment_type]</text:text-input></text:p>
          </table:table-cell>
          <table:table-cell table:style-name="Tableau1.C3" office:value-type="string">
            <text:p text:style-name="P2"><text:user-field-get text:name="py3o.l.display_calendar_label">Display Calendar Label</text:user-field-get></text:p>
          </table:table-cell>
        </table:table-row>
        <table:table-row>
          <table:table-cell table:style-name="Tableau1.A4" office:value-type="string">
            <text:p text:style-name="P2"><text:a xlink:type="simple" xlink:href="py3o:///for" text:style-name="Internet_20_link" text:visited-style-name="Visited_20_Internet_20_Link"><text:span text:style-name="T8">/for</text:span></text:a></text:p>
          </table:table-cell>
          <table:table-cell table:style-name="Tableau1.B4" office:value-type="string">
            <text:p text:style-name="P2"/>
          </table:table-cell>
          <table:table-cell table:style-name="Tableau1.C4" office:value-type="string">
            <text:p text:style-name="P2"/>
          </table:table-cell>
        </table:table-row>
      </table:table>
      <text:p text:style-name="P13"><text:a xlink:type="simple" xlink:href="py3o:///with" text:style-name="Internet_20_link" text:visited-style-name="Visited_20_Internet_20_Link"><text:span text:style-name="T5">/with</text:span></text:a></text:p>
      <text:p text:style-name="P14"><text:a xlink:type="simple" xlink:href="py3o:///with" text:style-name="Internet_20_link" text:visited-style-name="Visited_20_Internet_20_Link"><text:span text:style-name="T5">/with</text:span></text:a></text:p>
      <text:p text:style-name="P15"/>
      <text:p text:style-name="P12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3.096cm"/>
    </style:style>
    <style:style style:name="Tableau12.B" style:family="table-column">
      <style:table-column-properties style:column-width="15.716cm"/>
    </style:style>
    <style:style style:name="Tableau12.1" style:family="table-row">
      <style:table-row-properties style:min-row-height="1.3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2acca41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au12.1"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user.company_id.with_context(olive_mill_report=True)._display_report_header(line_details=[['phone', 'fax', 'website', 'email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user.company_id._display_report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10-22T23:20:34.531216147</dc:date>
    <meta:editing-duration>P1DT7H9M3S</meta:editing-duration>
    <meta:editing-cycles>665</meta:editing-cycles>
    <meta:generator>LibreOffice/6.0.7.3$Linux_X86_64 LibreOffice_project/00m0$Build-3</meta:generator>
    <meta:document-statistic meta:table-count="2" meta:image-count="0" meta:object-count="0" meta:page-count="2" meta:paragraph-count="19" meta:word-count="39" meta:character-count="340" meta:non-whitespace-character-count="327"/>
  </office:meta>
</office:document-meta>
</file>